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5bd24"/>
    </style:style>
    <style:style style:name="P4" style:family="paragraph" style:parent-style-name="Standard">
      <style:text-properties officeooo:paragraph-rsid="0026160c"/>
    </style:style>
    <style:style style:name="P5" style:family="paragraph" style:parent-style-name="Standard">
      <style:text-properties officeooo:paragraph-rsid="0026160c"/>
    </style:style>
    <style:style style:name="P6" style:family="paragraph" style:parent-style-name="Standard">
      <style:text-properties officeooo:paragraph-rsid="0027c9d1"/>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style:style style:name="T5" style:family="text">
      <style:text-properties officeooo:rsid="0026160c"/>
    </style:style>
    <style:style style:name="T6" style:family="text">
      <style:text-properties officeooo:rsid="0027c9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3">Week <text:span text:style-name="T4">6</text:span> -</text:p>
      <text:p text:style-name="P3"/>
      <text:p text:style-name="P3">Progress: <text:span text:style-name="T5">This week I began coding my Client Tracker project. I first created the classes for my domain layer on the client side, and then moved on to the user interface. Good progress was made, but it was </text:span><text:soft-page-break/><text:span text:style-name="T5">slow going (#UI). I also gave my presentation on the Strategy Design Pattern, and shared the PowerPoint and demo code on Slack.</text:span></text:p>
      <text:p text:style-name="P3"/>
      <text:p text:style-name="P4">Problems: <text:span text:style-name="T3">No problems were encountered this week.</text:span></text:p>
      <text:p text:style-name="P3"/>
      <text:p text:style-name="P3">Plans for next week: <text:span text:style-name="T5">Continue work on the client-side application of Client Tracker.</text:span></text:p>
      <text:p text:style-name="P3"/>
      <text:p text:style-name="P4">Week <text:span text:style-name="T5">7</text:span> -</text:p>
      <text:p text:style-name="P4"/>
      <text:p text:style-name="P4">Progress: <text:span text:style-name="T5">This week I continued work on the client-side application of Client Tracker. Nearly all of my energy has gone towards the user interface.</text:span></text:p>
      <text:p text:style-name="P4"/>
      <text:p text:style-name="P4">Problems: <text:span text:style-name="T5">For reasons that I still haven’t determined, my ListSelectionListener is not working on one of my JList objects. I’ve found a workaround for now that will allow me to move on, but this is an issue that is driving me bonkers and I would like to properly address at a later point. For now, implementing more UI elements and moving towards the creation of my server-side code is more important.</text:span></text:p>
      <text:p text:style-name="P4"/>
      <text:p text:style-name="P4">Plans for next week: <text:span text:style-name="T5">Complete the first draft of my Client Tracker project, which includes the client and server applications communicating.</text:span></text:p>
      <text:p text:style-name="P4"/>
      <text:p text:style-name="P4">Week <text:span text:style-name="T5">8</text:span> -</text:p>
      <text:p text:style-name="P4"/>
      <text:p text:style-name="P4">Progress: <text:span text:style-name="T6">This week I was able to complete the client-side user interface and begin work on the server. While there is more work to be done on the server, the adding and deleting of clients is currently functioning and will provide a solid foundation for completing the other application use cases.</text:span></text:p>
      <text:p text:style-name="P4"/>
      <text:p text:style-name="P4">Problems: <text:span text:style-name="T6">Nothing this week was overly bad, but there were definitely some challenges in getting the client and server communicating back and forth. Once that communication was formalized, creating and integrating the database into the server-side operations was a long series of trial and error.</text:span></text:p>
      <text:p text:style-name="P4"/>
      <text:p text:style-name="P4">Plans for next week: <text:span text:style-name="T6">Complete the implementation of the remaining use cases, which include the adding, editing, and deleting of client notes.</text:span></text:p>
      <text:p text:style-name="P4"/>
      <text:p text:style-name="P6">Week <text:span text:style-name="T6">9</text:span> -</text:p>
      <text:p text:style-name="P6"/>
      <text:p text:style-name="P6">Progress: </text:p>
      <text:p text:style-name="P6"/>
      <text:p text:style-name="P6">Problems: </text:p>
      <text:p text:style-name="P6"/>
      <text:p text:style-name="P6">Plans for next wee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7-01T13:16:14.599835399</dc:date>
    <meta:editing-duration>PT27M7S</meta:editing-duration>
    <meta:editing-cycles>8</meta:editing-cycles>
    <meta:generator>LibreOffice/6.0.1.1$MacOSX_X86_64 LibreOffice_project/60bfb1526849283ce2491346ed2aa51c465abfe6</meta:generator>
    <meta:document-statistic meta:table-count="0" meta:image-count="0" meta:object-count="0" meta:page-count="3" meta:paragraph-count="41" meta:word-count="1178" meta:character-count="6905" meta:non-whitespace-character-count="5765"/>
  </office:meta>
</office:document-meta>
</file>